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0372e"/>
    </style:style>
    <style:style style:name="P2" style:family="paragraph" style:parent-style-name="Standard">
      <style:text-properties officeooo:paragraph-rsid="0011a422"/>
    </style:style>
    <style:style style:name="P3" style:family="paragraph" style:parent-style-name="Standard">
      <style:text-properties officeooo:rsid="0011a422" officeooo:paragraph-rsid="0011a422"/>
    </style:style>
    <style:style style:name="P4" style:family="paragraph" style:parent-style-name="Standard">
      <style:text-properties officeooo:rsid="0011a422" officeooo:paragraph-rsid="0018f9fc"/>
    </style:style>
    <style:style style:name="P5" style:family="paragraph" style:parent-style-name="Standard">
      <style:text-properties officeooo:paragraph-rsid="0011a422"/>
    </style:style>
    <style:style style:name="P6" style:family="paragraph" style:parent-style-name="Standard">
      <style:text-properties officeooo:rsid="0014ea39" officeooo:paragraph-rsid="0014ea39"/>
    </style:style>
    <style:style style:name="P7" style:family="paragraph" style:parent-style-name="Standard">
      <style:text-properties officeooo:rsid="0014ea39" officeooo:paragraph-rsid="0018f9fc"/>
    </style:style>
    <style:style style:name="P8" style:family="paragraph" style:parent-style-name="Standard">
      <style:text-properties officeooo:paragraph-rsid="0014ea39"/>
    </style:style>
    <style:style style:name="P9" style:family="paragraph" style:parent-style-name="Standard">
      <style:text-properties fo:font-weight="bold" officeooo:rsid="0014539e" officeooo:paragraph-rsid="0014539e" style:font-weight-asian="bold" style:font-weight-complex="bold"/>
    </style:style>
    <style:style style:name="P10" style:family="paragraph" style:parent-style-name="Standard">
      <style:text-properties officeooo:paragraph-rsid="0018f9fc"/>
    </style:style>
    <style:style style:name="P11" style:family="paragraph" style:parent-style-name="Standard">
      <style:text-properties officeooo:paragraph-rsid="001a78c0"/>
    </style:style>
    <style:style style:name="T1" style:family="text">
      <style:text-properties officeooo:rsid="000d447e"/>
    </style:style>
    <style:style style:name="T2" style:family="text">
      <style:text-properties officeooo:rsid="0010372e"/>
    </style:style>
    <style:style style:name="T3" style:family="text">
      <style:text-properties officeooo:rsid="0011a422"/>
    </style:style>
    <style:style style:name="T4" style:family="text">
      <style:text-properties officeooo:rsid="0014539e"/>
    </style:style>
    <style:style style:name="T5" style:family="text">
      <style:text-properties officeooo:rsid="0014ea39"/>
    </style:style>
    <style:style style:name="T6" style:family="text">
      <style:text-properties officeooo:rsid="00158bc8"/>
    </style:style>
    <style:style style:name="T7" style:family="text">
      <style:text-properties officeooo:rsid="001690b1"/>
    </style:style>
    <style:style style:name="T8" style:family="text">
      <style:text-properties officeooo:rsid="001866f9"/>
    </style:style>
    <style:style style:name="T9" style:family="text">
      <style:text-properties officeooo:rsid="0018f9fc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7">Nachdenkzettel </text:span>Beziehungen/Vererbung</text:p>
      <text:p text:style-name="Standard"/>
      <text:p text:style-name="Standard"/>
      <text:p text:style-name="Standard"><text:span text:style-name="T5">1</text:span>. „<text:span text:style-name="T3">Class B extends</text:span> X“. Jetzt fügen Sie eine neue Methode in <text:s/>X ein. <text:span text:style-name="T5">Müssen Sie B anpassen</text:span>?</text:p>
      <text:p text:style-name="Standard"/>
      <text:p text:style-name="Standard"><text:s text:c="17"/></text:p>
      <text:p text:style-name="P2"><text:span text:style-name="T8">2</text:span>. <text:span text:style-name="T3">Class B extends</text:span> X <text:s/><text:span text:style-name="T3">{</text:span></text:p>
      <text:p text:style-name="P2"/>
      <text:p text:style-name="P2"><text:tab/><text:span text:style-name="T3">public void newMethodinB() <text:s/>{ <text:s/>…. }</text:span></text:p>
      <text:p text:style-name="P2"/>
      <text:p text:style-name="P3">}</text:p>
      <text:p text:style-name="P2"><text:s/>Jetzt fügen Sie eine neue public Methode in ihre <text:span text:style-name="T4">abgeleitete</text:span> Klasse ein. Sie möchten diese neue Methode im Code verwenden. <text:span text:style-name="T5">Prüfen Sie die folgenden Codezeilen:</text:span></text:p>
      <text:p text:style-name="P2"><text:tab/><text:span text:style-name="T5">X x = new B();</text:span></text:p>
      <text:p text:style-name="P2"><text:s text:c="12"/><text:span text:style-name="T5">x.newMethodinB();</text:span></text:p>
      <text:p text:style-name="P6"/>
      <text:p text:style-name="P6">Was stellen Sie fest?</text:p>
      <text:p text:style-name="Standard"><text:s text:c="2"/></text:p>
      <text:p text:style-name="Standard"/>
      <text:p text:style-name="P10"><text:span text:style-name="T8">2</text:span>. <text:span text:style-name="T3">Class B extends</text:span> X <text:s/><text:span text:style-name="T3">{</text:span></text:p>
      <text:p text:style-name="P10"><text:s text:c="12"/><text:span text:style-name="T9">@override</text:span> <text:s text:c="10"/></text:p>
      <text:p text:style-name="P10"><text:tab/><text:span text:style-name="T3">public void methodinB() <text:s/>{ <text:s/>…. }</text:span></text:p>
      <text:p text:style-name="P10"/>
      <text:p text:style-name="P4">}</text:p>
      <text:p text:style-name="P10"><text:s/>Jetzt <text:span text:style-name="T9">überschreiben Sie eine</text:span> Methode <text:span text:style-name="T9">der Basisklasse</text:span> in ihre<text:span text:style-name="T9">r</text:span> <text:span text:style-name="T4">abgeleitete</text:span> Klasse. Sie möchten diese neue Methode im Code verwenden. <text:span text:style-name="T5">Prüfen Sie die folgenden Codezeilen:</text:span></text:p>
      <text:p text:style-name="P10"><text:tab/><text:span text:style-name="T5">X x = new B();</text:span></text:p>
      <text:p text:style-name="P10"><text:s text:c="12"/><text:span text:style-name="T5">x.methodinB();</text:span></text:p>
      <text:p text:style-name="P7"/>
      <text:p text:style-name="P11"><text:span text:style-name="T5">Was stellen Sie fest?</text:span></text:p>
      <text:p text:style-name="P11"><text:s text:c="9"/></text:p>
      <text:p text:style-name="Standard"/>
      <text:p text:style-name="P8"><text:span text:style-name="T6">3. Versuchen Sie „Square“ von Rectangle abzuleiten (geben Sie an welche Methoden Sie in die Basisklasse tun und welche Sie in die abgeleitete Klasse tun)</text:span></text:p>
      <text:p text:style-name="P8"/>
      <text:p text:style-name="P8"/>
      <text:p text:style-name="P8"/>
      <text:p text:style-name="P6"><text:span text:style-name="T6">4</text:span>. Jetzt machen Sie das Gleiche umgekehrt: Rectangle von Square ableiten und die Methoden verteilen.</text:p>
      <text:p text:style-name="P8"><text:s text:c="28"/></text:p>
      <text:p text:style-name="P8"/>
      <text:p text:style-name="P8"/>
      <text:p text:style-name="P8"/>
      <text:p text:style-name="P8"><text:s/><text:span text:style-name="T6">5</text:span>. Nehmen Sie an, „String“ wäre in Java nicht final. Die Klasse Filename „extends“ die Klasse String. Ist das korrekt? Wie heisst das Prinzip dahinter?</text:p>
      <text:p text:style-name="P8"><text:s text:c="2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ter </meta:initial-creator>
    <meta:creation-date>2014-10-22T20:13:51.797138385</meta:creation-date>
    <dc:date>2020-05-03T09:30:39.196314631</dc:date>
    <meta:editing-duration>PT2H5M36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181" meta:character-count="1195" meta:non-whitespace-character-count="915"/>
  </office:meta>
</office:document-meta>
</file>